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0.762cm" svg:x="18.907cm" svg:y="2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175cm" svg:height="0.762cm" svg:x="18.708cm" svg:y="2.8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175cm" svg:height="0.762cm" svg:x="13.7cm" svg:y="2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175cm" svg:height="0.762cm" svg:x="13.501cm" svg:y="2.8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175cm" svg:height="0.762cm" svg:x="0.626cm" svg:y="2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175cm" svg:height="0.762cm" svg:x="0.427cm" svg:y="2.8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175cm" svg:height="0.762cm" svg:x="9.124cm" svg:y="0.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175cm" svg:height="0.762cm" svg:x="8.925cm" svg:y="0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175cm" svg:height="0.762cm" svg:x="4.425cm" svg:y="0.2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175cm" svg:height="0.762cm" svg:x="4.226cm" svg:y="0.4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3.175cm" svg:height="0.762cm" svg:x="11.578cm" svg:y="7.223cm">
          <text:p text:style-name="P2"><text:span text:style-name="T1">VisionProces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.175cm" svg:height="0.762cm" svg:x="15.969cm" svg:y="5.091cm">
          <text:p text:style-name="P2"><text:span text:style-name="T1">ObjectTra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3.175cm" svg:height="0.762cm" svg:x="11.651cm" svg:y="5.091cm">
          <text:p text:style-name="P2"><text:span text:style-name="T1">ObjectDet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" draw:id="id1" draw:layer="layout" svg:width="3.63cm" svg:height="0.762cm" svg:x="6.878cm" svg:y="5.091cm">
          <text:p text:style-name="P2"><text:span text:style-name="T1">ImageProc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9" draw:id="id9" draw:layer="layout" svg:width="3.175cm" svg:height="0.762cm" svg:x="18.509cm" svg:y="3.024cm">
          <text:p text:style-name="P2"><text:span text:style-name="T1">TLDTra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175cm" svg:height="0.762cm" svg:x="13.302cm" svg:y="3.024cm">
          <text:p text:style-name="P2"><text:span text:style-name="T1">FaceDet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" draw:id="id6" draw:layer="layout" svg:width="3.757cm" svg:height="0.762cm" svg:x="4.211cm" svg:y="3.024cm">
          <text:p text:style-name="P2"><text:span text:style-name="T1">SaliencyProc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7" draw:id="id7" draw:layer="layout" svg:width="3.937cm" svg:height="0.762cm" svg:x="8.275cm" svg:y="3.024cm">
          <text:p text:style-name="P2"><text:span text:style-name="T1">ObjectValid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" draw:id="id5" draw:layer="layout" svg:width="3.175cm" svg:height="0.762cm" svg:x="0.228cm" svg:y="3.024cm">
          <text:p text:style-name="P2"><text:span text:style-name="T1">SiftProc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0" draw:id="id10" draw:layer="layout" svg:width="3.175cm" svg:height="0.762cm" svg:x="4.027cm" svg:y="0.623cm">
          <text:p text:style-name="P2"><text:span text:style-name="T1">ColorProc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1" draw:id="id11" draw:layer="layout" svg:width="3.175cm" svg:height="0.762cm" svg:x="8.726cm" svg:y="0.622cm">
          <text:p text:style-name="P2"><text:span text:style-name="T1">ShapeValid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8" draw:id="id8" draw:layer="layout" svg:width="3.175cm" svg:height="0.762cm" svg:x="13.301cm" svg:y="3.023cm">
          <text:p text:style-name="P2"><text:span text:style-name="T1">FaceDet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" svg:x1="8.693cm" svg:y1="5.853cm" svg:x2="13.165cm" svg:y2="7.223cm" draw:start-shape="id1" draw:start-glue-point="2" draw:end-shape="id2" draw:end-glue-point="0" svg:d="m8693 5853 4472 1370" svg:viewBox="0 0 4473 1371">
          <text:p/>
        </draw:connector>
        <draw:connector draw:style-name="gr2" draw:text-style-name="P2" draw:layer="layout" draw:type="line" svg:x1="13.238cm" svg:y1="5.853cm" svg:x2="13.165cm" svg:y2="7.223cm" draw:start-shape="id3" draw:start-glue-point="2" draw:end-shape="id2" draw:end-glue-point="0" svg:d="m13238 5853-73 1370" svg:viewBox="0 0 74 1371">
          <text:p/>
        </draw:connector>
        <draw:connector draw:style-name="gr2" draw:text-style-name="P2" draw:layer="layout" draw:type="line" svg:x1="17.556cm" svg:y1="5.853cm" svg:x2="13.165cm" svg:y2="7.223cm" draw:start-shape="id4" draw:start-glue-point="2" draw:end-shape="id2" draw:end-glue-point="0" svg:d="m17556 5853-4391 1370" svg:viewBox="0 0 4392 1371">
          <text:p/>
        </draw:connector>
        <draw:connector draw:style-name="gr2" draw:text-style-name="P2" draw:layer="layout" draw:type="line" svg:x1="1.815cm" svg:y1="3.786cm" svg:x2="8.693cm" svg:y2="5.091cm" draw:start-shape="id5" draw:start-glue-point="2" draw:end-shape="id1" draw:end-glue-point="0" svg:d="m1815 3786 6878 1305" svg:viewBox="0 0 6879 1306">
          <text:p/>
        </draw:connector>
        <draw:connector draw:style-name="gr2" draw:text-style-name="P2" draw:layer="layout" draw:type="line" svg:x1="6.089cm" svg:y1="3.786cm" svg:x2="8.693cm" svg:y2="5.091cm" draw:start-shape="id6" draw:start-glue-point="2" draw:end-shape="id1" draw:end-glue-point="0" svg:d="m6089 3786 2604 1305" svg:viewBox="0 0 2605 1306">
          <text:p/>
        </draw:connector>
        <draw:connector draw:style-name="gr2" draw:text-style-name="P2" draw:layer="layout" draw:type="line" svg:x1="10.243cm" svg:y1="3.786cm" svg:x2="8.693cm" svg:y2="5.091cm" draw:start-shape="id7" draw:start-glue-point="2" draw:end-shape="id1" draw:end-glue-point="0" svg:d="m10243 3786-1550 1305" svg:viewBox="0 0 1551 1306">
          <text:p/>
        </draw:connector>
        <draw:connector draw:style-name="gr2" draw:text-style-name="P2" draw:layer="layout" draw:type="line" svg:x1="14.888cm" svg:y1="3.785cm" svg:x2="13.238cm" svg:y2="5.091cm" draw:start-shape="id8" draw:start-glue-point="2" draw:end-shape="id3" draw:end-glue-point="0" svg:d="m14888 3785-1650 1306" svg:viewBox="0 0 1651 1307">
          <text:p/>
        </draw:connector>
        <draw:connector draw:style-name="gr2" draw:text-style-name="P2" draw:layer="layout" draw:type="line" svg:x1="20.096cm" svg:y1="3.786cm" svg:x2="17.556cm" svg:y2="5.091cm" draw:start-shape="id9" draw:start-glue-point="2" draw:end-shape="id4" draw:end-glue-point="0" svg:d="m20096 3786-2540 1305" svg:viewBox="0 0 2541 1306">
          <text:p/>
        </draw:connector>
        <draw:connector draw:style-name="gr2" draw:text-style-name="P2" draw:layer="layout" draw:type="line" svg:x1="5.614cm" svg:y1="1.385cm" svg:x2="6.089cm" svg:y2="3.024cm" draw:start-shape="id10" draw:start-glue-point="2" draw:end-shape="id6" draw:end-glue-point="0" svg:d="m5614 1385 475 1639" svg:viewBox="0 0 476 1640">
          <text:p/>
        </draw:connector>
        <draw:connector draw:style-name="gr2" draw:text-style-name="P2" draw:layer="layout" draw:type="line" svg:x1="10.313cm" svg:y1="1.384cm" svg:x2="10.243cm" svg:y2="3.024cm" draw:start-shape="id11" draw:start-glue-point="2" draw:end-shape="id7" draw:end-glue-point="0" svg:d="m10313 1384-70 1640" svg:viewBox="0 0 71 16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35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11T14:56:42</meta:creation-date>
    <dc:date>2014-06-11T15:28:18</dc:date>
    <meta:editing-duration>PT15M46S</meta:editing-duration>
    <meta:editing-cycles>2</meta:editing-cycles>
    <meta:generator>LibreOffice/3.5$Linux_X86_64 LibreOffice_project/350m1$Build-2</meta:generator>
    <meta:document-statistic meta:object-count="32"/>
  </office:meta>
</office:document-meta>
</file>